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abin" svg:font-family="Cabin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bin1" svg:font-family="Cabin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in" fo:margin-bottom="0in"/>
    </style:style>
    <style:style style:name="P2" style:family="paragraph" style:parent-style-name="Standard">
      <style:paragraph-properties loext:contextual-spacing="false" fo:margin-top="0in" fo:margin-bottom="0in" fo:line-height="100%" fo:keep-together="auto" fo:keep-with-next="auto"/>
    </style:style>
    <style:style style:name="P3" style:family="paragraph" style:parent-style-name="Heading_20_2">
      <style:paragraph-properties loext:contextual-spacing="false" fo:margin-top="0in" fo:margin-bottom="0in" fo:line-height="100%" fo:keep-together="auto" fo:keep-with-next="auto"/>
    </style:style>
    <style:style style:name="P4" style:family="paragraph" style:parent-style-name="Heading_20_2">
      <style:paragraph-properties loext:contextual-spacing="false" fo:margin-top="0.139in" fo:margin-bottom="0in"/>
      <style:text-properties style:font-name="Cabin" style:font-name-asian="Cabin1" style:font-name-complex="Cabin1"/>
    </style:style>
    <style:style style:name="P5" style:family="paragraph" style:parent-style-name="Standard">
      <style:paragraph-properties loext:contextual-spacing="false" fo:margin-top="0.139in" fo:margin-bottom="0in"/>
      <style:text-properties style:font-name="Cabin" style:font-name-asian="Cabin1" style:font-name-complex="Cabin1"/>
    </style:style>
    <style:style style:name="P6" style:family="paragraph" style:parent-style-name="Standard">
      <style:text-properties style:font-name="Cabin" style:font-name-asian="Cabin1" style:font-name-complex="Cabin1"/>
    </style:style>
    <style:style style:name="P7" style:family="paragraph" style:parent-style-name="Heading_20_1" style:master-page-name="Standard">
      <style:paragraph-properties loext:contextual-spacing="false" fo:margin-top="0.139in" fo:margin-bottom="0in" fo:line-height="100%" fo:keep-together="always" fo:orphans="0" fo:widows="0" style:page-number="1" fo:keep-with-next="always"/>
      <style:text-properties style:font-name="Cabin" fo:font-weight="bold" style:font-name-asian="Cabin1" style:font-weight-asian="bold" style:font-name-complex="Cabin1"/>
    </style:style>
    <style:style style:name="P8" style:family="paragraph" style:parent-style-name="Standard" style:list-style-name="WWNum5">
      <style:paragraph-properties loext:contextual-spacing="true" fo:margin-left="0.5in" fo:margin-right="0in" fo:margin-top="0in" fo:margin-bottom="0in" fo:text-indent="-0.25in" style:auto-text-indent="false"/>
      <style:text-properties style:font-name="Cabin" style:font-name-asian="Cabin1" style:font-name-complex="Cabin1"/>
    </style:style>
    <style:style style:name="P9" style:family="paragraph" style:parent-style-name="Standard" style:list-style-name="WWNum2">
      <style:paragraph-properties loext:contextual-spacing="true" fo:margin-left="0.5in" fo:margin-right="0in" fo:margin-top="0in" fo:margin-bottom="0in" fo:text-indent="-0.25in" style:auto-text-indent="false"/>
      <style:text-properties style:font-name="Cabin" style:font-name-asian="Cabin1" style:font-name-complex="Cabin1"/>
    </style:style>
    <style:style style:name="P10" style:family="paragraph" style:parent-style-name="Standard" style:list-style-name="WWNum3">
      <style:paragraph-properties loext:contextual-spacing="true" fo:margin-left="0.5in" fo:margin-right="0in" fo:margin-top="0in" fo:margin-bottom="0in" fo:text-indent="-0.25in" style:auto-text-indent="false"/>
      <style:text-properties style:font-name="Cabin" style:font-name-asian="Cabin1" style:font-name-complex="Cabin1"/>
    </style:style>
    <style:style style:name="P11" style:family="paragraph" style:parent-style-name="Standard" style:list-style-name="WWNum1">
      <style:paragraph-properties loext:contextual-spacing="true" fo:margin-left="0.5in" fo:margin-right="0in" fo:margin-top="0in" fo:margin-bottom="0in" fo:text-indent="-0.25in" style:auto-text-indent="false"/>
      <style:text-properties style:font-name="Cabin" style:font-name-asian="Cabin1" style:font-name-complex="Cabin1"/>
    </style:style>
    <style:style style:name="P12" style:family="paragraph" style:parent-style-name="Standard" style:list-style-name="WWNum5">
      <style:paragraph-properties loext:contextual-spacing="true" fo:margin-left="0.5in" fo:margin-right="0in" fo:margin-top="0in" fo:margin-bottom="0in" fo:text-indent="-0.25in" style:auto-text-indent="false"/>
    </style:style>
    <style:style style:name="P13" style:family="paragraph" style:parent-style-name="Standard" style:list-style-name="WWNum2">
      <style:paragraph-properties loext:contextual-spacing="true" fo:margin-left="0.5in" fo:margin-right="0in" fo:margin-top="0in" fo:margin-bottom="0in" fo:text-indent="-0.25in" style:auto-text-indent="false"/>
    </style:style>
    <style:style style:name="P14" style:family="paragraph" style:parent-style-name="Standard" style:list-style-name="WWNum3">
      <style:paragraph-properties loext:contextual-spacing="true" fo:margin-left="0.5in" fo:margin-right="0in" fo:margin-top="0in" fo:margin-bottom="0in" fo:text-indent="-0.25in" style:auto-text-indent="false"/>
    </style:style>
    <style:style style:name="P15" style:family="paragraph" style:parent-style-name="Standard" style:list-style-name="WWNum4">
      <style:paragraph-properties loext:contextual-spacing="true" fo:margin-left="0.5in" fo:margin-right="0in" fo:margin-top="0in" fo:margin-bottom="0in" fo:line-height="100%" fo:keep-together="auto" fo:text-indent="-0.25in" style:auto-text-indent="false" fo:keep-with-next="auto"/>
      <style:text-properties style:font-name="Cabin" style:font-name-asian="Cabin1" style:font-name-complex="Cabin1"/>
    </style:style>
    <style:style style:name="P16" style:family="paragraph" style:parent-style-name="Standard" style:list-style-name="WWNum4">
      <style:paragraph-properties loext:contextual-spacing="true" fo:margin-left="0.5in" fo:margin-right="0in" fo:margin-top="0in" fo:margin-bottom="0in" fo:line-height="100%" fo:keep-together="auto" fo:text-indent="-0.25in" style:auto-text-indent="false" fo:break-before="page" fo:keep-with-next="auto"/>
      <style:text-properties style:font-name="Cabin" style:font-name-asian="Cabin1" style:font-name-complex="Cabin1"/>
    </style:style>
    <style:style style:name="P17" style:family="paragraph" style:parent-style-name="Standard">
      <style:paragraph-properties loext:contextual-spacing="false" fo:margin-top="0in" fo:margin-bottom="0in"/>
      <style:text-properties style:font-name="Cabin" style:font-name-asian="Cabin1" style:font-name-complex="Cabin1"/>
    </style:style>
    <style:style style:name="P18" style:family="paragraph" style:parent-style-name="Standard">
      <style:paragraph-properties loext:contextual-spacing="false" fo:margin-top="0in" fo:margin-bottom="0in"/>
    </style:style>
    <style:style style:name="T1" style:family="text">
      <style:text-properties style:font-name="Cabin" style:font-name-asian="Cabin1" style:font-name-complex="Cabin1"/>
    </style:style>
    <style:style style:name="T2" style:family="text">
      <style:text-properties style:font-name="Cabin" fo:font-weight="normal" style:font-name-asian="Cabin1" style:font-weight-asian="normal" style:font-name-complex="Cabin1"/>
    </style:style>
    <style:style style:name="T3" style:family="text">
      <style:text-properties style:font-name="Cabin" fo:font-size="11pt" fo:font-weight="normal" style:font-name-asian="Cabin1" style:font-size-asian="11pt" style:font-weight-asian="normal" style:font-name-complex="Cabin1" style:font-size-complex="11pt"/>
    </style:style>
    <style:style style:name="T4" style:family="text">
      <style:text-properties fo:color="#1155cc" style:font-name="Cabin" style:text-underline-style="solid" style:text-underline-width="auto" style:text-underline-color="font-color" style:font-name-asian="Cabin1" style:font-name-complex="Cabin1"/>
    </style:style>
    <style:style style:name="T5" style:family="text">
      <style:text-properties fo:color="#1155cc" style:font-name="Cabin" fo:font-size="11pt" style:text-underline-style="solid" style:text-underline-width="auto" style:text-underline-color="font-color" fo:font-weight="normal" style:font-name-asian="Cabin1" style:font-size-asian="11pt" style:font-weight-asian="normal" style:font-name-complex="Cabin1" style:font-size-complex="11pt"/>
    </style:style>
    <style:style style:name="T6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 text:name="_awyljp2lyow4"/>Ally Skills Workshop resources</text:p>
      <text:p text:style-name="P4"><text:bookmark text:name="_uqkdbbqtxbxm"/>Terminology</text:p>
      <text:p text:style-name="P5"/>
      <text:p text:style-name="P1">If you’re unsure what terms to use in order to avoid being offensive, just ask!</text:p>
      <text:p text:style-name="P1"/>
      <text:list xml:id="list3963136600820842779" text:style-name="WWNum5">
        <text:list-item>
          <text:p text:style-name="P8">Privilege: an unearned advantage given to some people but not all</text:p>
        </text:list-item>
        <text:list-item>
          <text:p text:style-name="P8">Oppression: systemic, pervasive inequality present throughout society that benefits people with more privilege and harms those with fewer privileges</text:p>
        </text:list-item>
        <text:list-item>
          <text:p text:style-name="P8">Target: someone who suffers from oppression</text:p>
        </text:list-item>
        <text:list-item>
          <text:p text:style-name="P8">Ally: a member of a social group that enjoys some privilege that is working to end oppression and understand their own privilege</text:p>
        </text:list-item>
        <text:list-item>
          <text:p text:style-name="P8">Cis: your gender is the same as the gender that was assigned to you at birth</text:p>
        </text:list-item>
        <text:list-item>
          <text:p text:style-name="P8">Trans: your gender is different than the gender that was assigned to you at birth</text:p>
        </text:list-item>
        <text:list-item>
          <text:p text:style-name="P8">Non-binary or genderqueer: "male" or "female" doesn't describe your gender accurately</text:p>
        </text:list-item>
        <text:list-item>
          <text:p text:style-name="P12">G<text:span text:style-name="T1">roups of people by gender: men for cis and trans men, women for cis and trans women, non-binary people/folks, cis men, trans men, cis women, trans women, people of all genders, folks, people, everyone, all...</text:span></text:p>
        </text:list-item>
        <text:list-item>
          <text:p text:style-name="P12"><text:span text:style-name="T1">Straight: </text:span>women attracted primarily to men or men attracted primarily to women</text:p>
        </text:list-item>
        <text:list-item>
          <text:p text:style-name="P8">Gay: men or women attracted primarily to people of the same gender as themselves</text:p>
        </text:list-item>
        <text:list-item>
          <text:p text:style-name="P8">Lesbian: women attracted primarily to women</text:p>
        </text:list-item>
        <text:list-item>
          <text:p text:style-name="P8">Bisexual: people attracted to both men and women</text:p>
        </text:list-item>
        <text:list-item>
          <text:p text:style-name="P8">Pansexual: people attracted to people of any gender</text:p>
        </text:list-item>
        <text:list-item>
          <text:p text:style-name="P8">Asexual: people with little or no sexual attraction to people of any gender</text:p>
        </text:list-item>
        <text:list-item>
          <text:p text:style-name="P8">Queer : useful catch-all term for people who don't fit easily into "straight cis woman" or "straight cis man"</text:p>
        </text:list-item>
        <text:list-item>
          <text:p text:style-name="P8">Use the term(s) for each ethnic group or race that the majority of that group prefers that outsiders use</text:p>
        </text:list-item>
        <text:list-item>
          <text:p text:style-name="P8">Avoid abbreviations for ethnic groups - just say or write the full name</text:p>
        </text:list-item>
        <text:list-item>
          <text:p text:style-name="P8">Use "abled person," "disabled," or "person with disabilities"</text:p>
        </text:list-item>
      </text:list>
      <text:p text:style-name="P4"><text:bookmark text:name="_crrs8q2js44u"/>Terms not to use in this workshop</text:p>
      <text:list xml:id="list5617306453466907768" text:style-name="WWNum2">
        <text:list-item>
          <text:p text:style-name="P13">"Political correctness" - invented and promoted by bigoted U.S. conservatives</text:p>
        </text:list-item>
        <text:list-item>
          <text:p text:style-name="P9">"Girls" for women 18 years of age and over</text:p>
        </text:list-item>
        <text:list-item>
          <text:p text:style-name="P9">"Females" for humans - used for animals and plants too</text:p>
        </text:list-item>
        <text:list-item>
          <text:p text:style-name="P9">"Guys" for groups that are not all men</text:p>
        </text:list-item>
        <text:list-item>
          <text:p text:style-name="P9">"Ladies" - associated with "proper" (i.e., subservient) behavior</text:p>
        </text:list-item>
        <text:list-item>
          <text:p text:style-name="P9">"Transsexual" - not inclusive of all trans people</text:p>
        </text:list-item>
        <text:list-item>
          <text:p text:style-name="P9">"People with [BODY PART or CHROMOSOME]" instead of "men" or "women"</text:p>
        </text:list-item>
        <text:list-item>
          <text:p text:style-name="P13">Coded words or phrases like <text:span text:style-name="T1">"</text:span>e<text:span text:style-name="T1">thnic" or "f</text:span>rom the banlieues<text:span text:style-name="T1">" to mean people of a particular race or ethnic group</text:span></text:p>
        </text:list-item>
        <text:list-item>
          <text:p text:style-name="P13"><text:span text:style-name="T1">Don’t use "lame," "dumb," "retard," "stupid," "crazy," etc.</text:span>;<text:span text:style-name="T1"> instead use "foolish," "thoughtless," or "inconsiderate" or a specific adjective like "crowded," "disorganized," or "annoying"</text:span></text:p>
        </text:list-item>
        <text:list-item>
          <text:p text:style-name="P9">It’s fine to use figures of speech like "see what I mean" or "I hear you"</text:p>
        </text:list-item>
      </text:list>
      <text:p text:style-name="P4"><text:bookmark text:name="_1s2hc7rezr06"/>Workshop discussion guidelines</text:p>
      <text:list xml:id="list6593418375072919257" text:style-name="WWNum3">
        <text:list-item>
          <text:p text:style-name="P10">You may leave or return at any time, for any reason, without explanation</text:p>
        </text:list-item>
        <text:list-item>
          <text:p text:style-name="P10">Please don’t repeat sensitive things, or anonymize them if you do</text:p>
        </text:list-item>
        <text:list-item>
          <text:p text:style-name="P10"><text:soft-page-break/>Focus on what an ally can do in this situation, not the target</text:p>
        </text:list-item>
        <text:list-item>
          <text:p text:style-name="P10">Avoid rules-lawyering - there are no trick questions</text:p>
        </text:list-item>
        <text:list-item>
          <text:p text:style-name="P14">Speak respectfully about religious or spiritual beliefs (but you don't need to be respectful of bigotry or intolerance)</text:p>
        </text:list-item>
        <text:list-item>
          <text:p text:style-name="P14">Don’t use stereotypes about people with lower class jobs (e.g. janitor), adults of particular ages, family role (mother, grandparent, etc.)</text:p>
        </text:list-item>
        <text:list-item>
          <text:p text:style-name="P14">Treat caregivers of all sorts respectfully, including mothers</text:p>
        </text:list-item>
      </text:list>
      <text:p text:style-name="P4"><text:bookmark text:name="_ep8o0bws2bn8"/>Guidelines for responding to oppression</text:p>
      <text:list xml:id="list1457209917994600300" text:style-name="WWNum1">
        <text:list-item>
          <text:p text:style-name="P11">Be short, simple, and firm</text:p>
        </text:list-item>
        <text:list-item>
          <text:p text:style-name="P11">Humor usually backfires, avoid it</text:p>
        </text:list-item>
        <text:list-item>
          <text:p text:style-name="P11">Pick your battles</text:p>
        </text:list-item>
        <text:list-item>
          <text:p text:style-name="P11">Play for the audience</text:p>
        </text:list-item>
        <text:list-item>
          <text:p text:style-name="P11">Practice simple responses</text:p>
        </text:list-item>
        <text:list-item>
          <text:p text:style-name="P11">Don't be sexist, homophobic, transphobic, racist, ableist, classist or make fun of people for being sexually undesirable, unattractive, etc.</text:p>
        </text:list-item>
      </text:list>
      <text:p text:style-name="P4"><text:bookmark text:name="_mmyhmnh8jllj"/>Guidelines for future ally work</text:p>
      <text:list xml:id="list7078545282053754688" text:style-name="WWNum4">
        <text:list-item>
          <text:p text:style-name="P15">Don't expect praise and credit for fighting inequality</text:p>
        </text:list-item>
        <text:list-item>
          <text:p text:style-name="P15">Follow and support leaders from target groups</text:p>
        </text:list-item>
        <text:list-item>
          <text:p text:style-name="P15">Assume targets are knowledgeable about their oppression</text:p>
        </text:list-item>
        <text:list-item>
          <text:p text:style-name="P15">Follow your discomfort: if something makes you feel bad, find out more and understand why before reacting</text:p>
        </text:list-item>
      </text:list>
      <text:p text:style-name="P6">When you make a mistake, apologize, correct yourself, and move on</text:p>
      <text:list xml:id="list1363673698" text:continue-numbering="true" text:style-name="WWNum4">
        <text:list-item>
          <text:p text:style-name="P16"/>
        </text:list-item>
      </text:list>
      <text:p text:style-name="P4"><text:bookmark text:name="_dbz9ckwyspkq"/>Resources</text:p>
      <text:p text:style-name="P3"><text:bookmark text:name="_1oxng0vfdr5d"/></text:p>
      <text:p text:style-name="P2"><text:span text:style-name="T2">We are often asked for the simple cheat sheet of things not to do or say. </text:span><text:span text:style-name="T1">This does not exist! </text:span><text:span text:style-name="T2">Part of supporting marginalized groups is making a continuous, on-going effort to educate yourself and change your behavior. Here are some resources to help with this:</text:span></text:p>
      <text:p text:style-name="P2"/>
      <text:p text:style-name="P2"><text:a xlink:type="simple" xlink:href="http://firstyearexperience.ucla.edu/abcsofsj" text:style-name="Internet_20_link" text:visited-style-name="Visited_20_Internet_20_Link"><text:span text:style-name="T4">http://firstyearexperience.ucla.edu/abcsofsj</text:span></text:a><text:span text:style-name="T1"> A dictionary of social justice terms, with references.</text:span></text:p>
      <text:p text:style-name="P2"><text:a xlink:type="simple" xlink:href="http://itspronouncedmetrosexual.com/2012/03/the-genderbread-person-v2-0/" text:style-name="Internet_20_link" text:visited-style-name="Visited_20_Internet_20_Link"><text:span text:style-name="T4">http://itspronouncedmetrosexual.com/2012/03/the-genderbread-person-v2-0/</text:span></text:a><text:span text:style-name="T1"> A reference for understanding variations in gender and sexuality.</text:span></text:p>
      <text:p text:style-name="P2"><text:a xlink:type="simple" xlink:href="http://www.glaad.org/reference/transgender" text:style-name="Internet_20_link" text:visited-style-name="Visited_20_Internet_20_Link"><text:span text:style-name="T4">http://www.glaad.org/reference/transgender</text:span></text:a><text:span text:style-name="T1"> A guide to writing or speaking about transgender people or issues.</text:span></text:p>
      <text:p text:style-name="P2"><text:a xlink:type="simple" xlink:href="http://geekfeminism.wikia.com/" text:style-name="Internet_20_link" text:visited-style-name="Visited_20_Internet_20_Link"><text:span text:style-name="T5">http://geekfeminism.wikia.com</text:span></text:a><text:span text:style-name="T3"> The Geek Feminism Wiki </text:span><text:span text:style-name="T1">is an intersectional feminist resource for questions related to women in geek fields.</text:span></text:p>
      <text:p text:style-name="P2"><text:a xlink:type="simple" xlink:href="http://adainitiative.org/" text:style-name="Internet_20_link" text:visited-style-name="Visited_20_Internet_20_Link"><text:span text:style-name="T6">http://adainitiative.org/</text:span></text:a> The Ada Initiative has specific advice in the areas of running conferences, codes of conduct, and areas relevant to women in open technology &amp; culture.</text:p>
      <text:p text:style-name="P2"><text:a xlink:type="simple" xlink:href="http://captainawkward.com/" text:style-name="Internet_20_link" text:visited-style-name="Visited_20_Internet_20_Link"><text:span text:style-name="T6">http://captainawkward.com/</text:span></text:a> The Captain Awkward advice blog has great tips for how to say uncomfortable things to people, enforce boundaries, and similar skills.</text:p>
      <text:p text:style-name="P1"><text:a xlink:type="simple" xlink:href="http://geekfeminism.wikia.com/wiki/Charles%27_Rules_of_Argument" text:style-name="Internet_20_link" text:visited-style-name="Visited_20_Internet_20_Link"><text:span text:style-name="T4">http://geekfeminism.wikia.com/wiki/Charles%27_Rules_of_Argument</text:span></text:a><text:span text:style-name="T1"> Charles’ Rules of Argument are useful to avoid wasting your time and energy.</text:span></text:p>
      <text:p text:style-name="P1"><text:a xlink:type="simple" xlink:href="http://adainitiative.org/2013/10/02/running-your-unconference-discussions-effectively-adacamp-session-role-cards/" text:style-name="Internet_20_link" text:visited-style-name="Visited_20_Internet_20_Link"><text:span text:style-name="T4">http://adainitiative.org/2013/10/02/running-your-unconference-discussions-effectively-adacamp-session-role-cards/</text:span></text:a><text:span text:style-name="T1"> Effective and just meetings have people filling four specific roles.</text:span></text:p>
      <text:p text:style-name="P1"><text:a xlink:type="simple" xlink:href="https://en.wikipedia.org/wiki/Ambivalent_sexism" text:style-name="Internet_20_link" text:visited-style-name="Visited_20_Internet_20_Link"><text:span text:style-name="T4">https://en.wikipedia.org/wiki/Ambivalent_sexism</text:span></text:a> <text:span text:style-name="T1">Wikipedia </text:span>page<text:span text:style-name="T1"> on "benevolent" sexism and its harm towards women with many links to peer-reviewed research.</text:span></text:p>
      <text:p text:style-name="P1"><text:a xlink:type="simple" xlink:href="http://nyupress.org/books/9781479835454/" text:style-name="Internet_20_link" text:visited-style-name="Visited_20_Internet_20_Link"><text:span text:style-name="T4">http://nyupress.org/books/9781479835454/</text:span></text:a><text:span text:style-name="T1"> What Works for Women at Work: Four Patterns Working Women Need to Know by Joan C. Williams and Rachel Dempsey</text:span></text:p>
      <text:p text:style-name="P1"><text:a xlink:type="simple" xlink:href="http://www.sirc.org/publik/drinking4.html" text:style-name="Internet_20_link" text:visited-style-name="Visited_20_Internet_20_Link"><text:span text:style-name="T4">http://www.sirc.org/publik/drinking4.html</text:span></text:a><text:span text:style-name="T1"> How societal attitudes affect response to alcohol.</text:span></text:p>
      <text:p text:style-name="P1"><text:a xlink:type="simple" xlink:href="https://en.wikipedia.org/wiki/Paradox_of_tolerance" text:style-name="Internet_20_link" text:visited-style-name="Visited_20_Internet_20_Link"><text:span text:style-name="T6">https://en.wikipedia.org/wiki/Paradox_of_tolerance</text:span></text:a> Wikipedia page describing the paradox of tolerance: To be tolerant you must be intolerant of intolerance.</text:p>
      <text:p text:style-name="P1"><text:a xlink:type="simple" xlink:href="https://implicit.harvard.edu/implicit/selectatest.html" text:style-name="Internet_20_link" text:visited-style-name="Visited_20_Internet_20_Link">https://implicit.harvard.edu/implicit/selectatest.html</text:a> <text:s/>Test on implicit associations about race, gender, sexual orientation and other topics.</text:p>
      <text:p text:style-name="P4"><text:bookmark text:name="_7mnk28cnqrba"/>Relevant papers and articles</text:p>
      <text:p text:style-name="P1"/>
      <text:p text:style-name="P1"><text:span text:style-name="T1">"Does valuing diversity result in worse performance ratings for minority and female leaders?" by David Hekman, Stefanie Johnson, Wei Yang, Maw Der Foo </text:span><text:a xlink:type="simple" xlink:href="http://amj.aom.org/content/early/2016/03/03/amj.2014.0538.abstract" text:style-name="Internet_20_link" text:visited-style-name="Visited_20_Internet_20_Link"><text:span text:style-name="T4">http://amj.aom.org/content/early/2016/03/03/amj.2014.0538.abstract</text:span></text:a></text:p>
      <text:p text:style-name="P1"><text:span text:style-name="T1">"Research: Vague Feedback Is Holding Women Back" by Shelley Correll and Caroline Simard </text:span><text:a xlink:type="simple" xlink:href="https://hbr.org/2016/04/research-vague-feedback-is-holding-women-back" text:style-name="Internet_20_link" text:visited-style-name="Visited_20_Internet_20_Link"><text:span text:style-name="T4">https://hbr.org/2016/04/research-vague-feedback-is-holding-women-back</text:span></text:a></text:p>
      <text:p text:style-name="P1"><text:span text:style-name="T1">"The one word men never see in their performance reviews" by Kathleen Davis </text:span><text:a xlink:type="simple" xlink:href="http://www.fastcompany.com/3034895/strong-female-lead/the-one-word-men-never-see-in-their-performance-reviews" text:style-name="Internet_20_link" text:visited-style-name="Visited_20_Internet_20_Link"><text:span text:style-name="T4">http://www.fastcompany.com/3034895/strong-female-lead/the-one-word-men-never-see-in-their-performance-reviews</text:span></text:a></text:p>
      <text:p text:style-name="P1"><text:span text:style-name="T1">"Assessing the Attack Threat Due to IRC Channels" by Robert Meyer and Michel Cukier (gendered nature of harassment on IRC) </text:span><text:a xlink:type="simple" xlink:href="http://cdm16064.contentdm.oclc.org/utils/getfile/collection/p266901coll4/id/655/filename/617.pdf" text:style-name="Internet_20_link" text:visited-style-name="Visited_20_Internet_20_Link"><text:span text:style-name="T4">http://cdm16064.contentdm.oclc.org/utils/getfile/collection/p266901coll4/id/655/filename/617.pdf</text:span></text:a></text:p>
      <text:p text:style-name="P1"><text:span text:style-name="T1">"Alcohol and Inclusivity: Planning Tech Events with Non-Alcoholic Options" by Kara Sowles </text:span><text:a xlink:type="simple" xlink:href="https://modelviewculture.com/pieces/alcohol-and-inclusivity-planning-tech-events-with-non-alcoholic-options" text:style-name="Internet_20_link" text:visited-style-name="Visited_20_Internet_20_Link"><text:span text:style-name="T4">https://modelviewculture.com/pieces/alcohol-and-inclusivity-planning-tech-events-with-non-alcoholic-options</text:span></text:a></text:p>
      <text:p text:style-name="P1"><text:soft-page-break/><text:span text:style-name="T1">"Inclusive offsites" by Sara Smollett, et al. <text:s/></text:span><text:a xlink:type="simple" xlink:href="http://geekfeminism.wikia.com/wiki/Inclusive_offsites" text:style-name="Internet_20_link" text:visited-style-name="Visited_20_Internet_20_Link"><text:span text:style-name="T4">http://geekfeminism.wikia.com/wiki/Inclusive_offsites</text:span></text:a></text:p>
      <text:p text:style-name="P1"><text:span text:style-name="T1">"What Google Learned From Its Quest to Build the Perfect Team" by Charles Duhigg (psychological safety) </text:span><text:a xlink:type="simple" xlink:href="http://mobile.nytimes.com/2016/02/28/magazine/what-google-learned-from-its-quest-to-build-the-perfect-team.html" text:style-name="Internet_20_link" text:visited-style-name="Visited_20_Internet_20_Link"><text:span text:style-name="T4">http://mobile.nytimes.com/2016/02/28/magazine/what-google-learned-from-its-quest-to-build-the-perfect-team.html</text:span></text:a></text:p>
      <text:p text:style-name="P1">European Commission: Gender Pay Gap <text:a xlink:type="simple" xlink:href="http://ec.europa.eu/justice/gender-equality/gender-pay-gap/index_en.htm" text:style-name="Internet_20_link" text:visited-style-name="Visited_20_Internet_20_Link"><text:span text:style-name="T6">http://ec.europa.eu/justice/gender-equality/gender-pay-gap/index_en.htm</text:span></text:a></text:p>
      <text:p text:style-name="P1">Wikipedia page on the gender pay gap <text:a xlink:type="simple" xlink:href="https://en.wikipedia.org/wiki/Gender_pay_gap" text:style-name="Internet_20_link" text:visited-style-name="Visited_20_Internet_20_Link"><text:span text:style-name="T6">https://en.wikipedia.org/wiki/Gender_pay_gap</text:span></text:a></text:p>
      <text:p text:style-name="P1"/>
      <text:p text:style-name="P1"/>
      <text:p text:style-name="P4"><text:bookmark text:name="_hpo14o5xz8b"/>Online materials, license, and attribution</text:p>
      <text:p text:style-name="P1"/>
      <text:p text:style-name="P1"><text:span text:style-name="T1">Slides, handout, facilitator's guide, etc.: </text:span><text:span text:style-name="T4">https://internetfreedomfestival.org/wiki/index.php/Allys_Skills</text:span></text:p>
      <text:p text:style-name="P1"><text:span text:style-name="T1">"Focus on Allies" is a related free 1 hour talk: <text:s/></text:span><text:a xlink:type="simple" xlink:href="http://frameshiftconsulting.com/speaking/#focus" text:style-name="Internet_20_link" text:visited-style-name="Visited_20_Internet_20_Link"><text:span text:style-name="T4">http://frameshiftconsulting.com/speaking/#focus</text:span></text:a></text:p>
      <text:p text:style-name="P1"/>
      <text:p text:style-name="P1"><text:span text:style-name="T1">The Ally Skills Workshop materials are available under the Creative Commons Attribution-ShareAlike 3.0 Unported license (CC BY-SA 3.0) </text:span><text:a xlink:type="simple" xlink:href="http://creativecommons.org/licenses/by-sa/3.0/" text:style-name="Internet_20_link" text:visited-style-name="Visited_20_Internet_20_Link"><text:span text:style-name="T4">http://creativecommons.org/licenses/by-sa/3.0/</text:span></text:a></text:p>
      <text:p text:style-name="P17">© 2017 Internet Freedom Festival https://internetfreedomfestival.org/</text:p>
      <text:p text:style-name="P1"><text:span text:style-name="T1">© 2016 Frame Shift Consulting </text:span><text:a xlink:type="simple" xlink:href="http://frameshiftconsulting.com/" text:style-name="Internet_20_link" text:visited-style-name="Visited_20_Internet_20_Link"><text:span text:style-name="T4">http://frameshiftconsulting.com</text:span></text:a></text:p>
      <text:p text:style-name="P1"><text:span text:style-name="T1">© 2011 - 2015 The Ada Initiative </text:span><text:a xlink:type="simple" xlink:href="http://adainitiative.org/" text:style-name="Internet_20_link" text:visited-style-name="Visited_20_Internet_20_Link"><text:span text:style-name="T4">http://adainitiative.org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abin" svg:font-family="Cabin" style:font-family-generic="roman" style:font-pitch="variable"/>
    <style:font-face style:name="Georgia" svg:font-family="Georgia" style:font-family-generic="roman" style:font-pitch="variable"/>
    <style:font-face style:name="Trebuchet MS" svg:font-family="'Trebuchet MS'" style:font-family-generic="roman" style:font-pitch="variable"/>
    <style:font-face style:name="Caladea" svg:font-family="Caladea" style:font-family-generic="swiss" style:font-pitch="variable"/>
    <style:font-face style:name="Cabin1" svg:font-family="Cabin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2pt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/>
    </style:default-style>
    <style:default-style style:family="paragraph">
      <style:paragraph-properties loext:contextual-spacing="false"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position="0% 100%" style:font-name="Cabin" fo:font-size="12pt" fo:language="en" fo:country="US" fo:font-style="normal" style:text-underline-style="none" fo:font-weight="normal" style:letter-kerning="true" style:font-name-asian="Cabin1" style:font-size-asian="12pt" style:language-asian="zh" style:country-asian="CN" style:font-style-asian="normal" style:font-weight-asian="normal" style:font-name-complex="Cabin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Caladea" fo:font-size="14pt" style:font-name-asian="Caladea1" style:font-size-asian="14pt" style:font-name-complex="Caladea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139in" fo:margin-bottom="0in" fo:line-height="100%" fo:keep-together="always" fo:keep-with-next="always"/>
      <style:text-properties style:font-name="Trebuchet MS" fo:font-size="16pt" style:font-name-asian="Trebuchet MS1" style:font-size-asian="16pt" style:font-name-complex="Trebuchet MS1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139in" fo:margin-bottom="0in" fo:line-height="100%" fo:keep-together="always" fo:keep-with-next="always"/>
      <style:text-properties style:font-name="Georgia" fo:font-size="13pt" fo:font-weight="bold" style:font-name-asian="Georgia1" style:font-size-asian="13pt" style:font-weight-asian="bold" style:font-name-complex="Georgia1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111in" fo:margin-bottom="0in" fo:line-height="100%" fo:keep-together="always" fo:keep-with-next="always"/>
      <style:text-properties fo:color="#666666" style:font-name="Trebuchet MS" fo:font-size="12pt" fo:font-weight="bold" style:font-name-asian="Trebuchet MS1" style:font-size-asian="12pt" style:font-weight-asian="bold" style:font-name-complex="Trebuchet MS1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111in" fo:margin-bottom="0in" fo:line-height="100%" fo:keep-together="always" fo:keep-with-next="always"/>
      <style:text-properties fo:color="#666666" style:font-name="Trebuchet MS" fo:font-size="11pt" style:text-underline-style="solid" style:text-underline-width="auto" style:text-underline-color="font-color" style:font-name-asian="Trebuchet MS1" style:font-size-asian="11pt" style:font-name-complex="Trebuchet MS1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111in" fo:margin-bottom="0in" fo:line-height="100%" fo:keep-together="always" fo:keep-with-next="always"/>
      <style:text-properties fo:color="#666666" style:font-name="Trebuchet MS" fo:font-size="11pt" style:font-name-asian="Trebuchet MS1" style:font-size-asian="11pt" style:font-name-complex="Trebuchet MS1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111in" fo:margin-bottom="0in" fo:line-height="100%" fo:keep-together="always" fo:keep-with-next="always"/>
      <style:text-properties fo:color="#666666" style:font-name="Trebuchet MS" fo:font-size="11pt" fo:font-style="italic" style:font-name-asian="Trebuchet MS1" style:font-size-asian="11pt" style:font-style-asian="italic" style:font-name-complex="Trebuchet MS1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true" fo:margin-top="0in" fo:margin-bottom="0in" fo:line-height="100%" fo:keep-together="always" fo:keep-with-next="always"/>
      <style:text-properties style:font-name="Trebuchet MS" fo:font-size="21pt" style:font-name-asian="Trebuchet MS1" style:font-size-asian="21pt" style:font-name-complex="Trebuchet MS1" style:font-size-complex="21pt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in" fo:margin-bottom="0.139in" fo:line-height="100%" fo:keep-together="always" fo:keep-with-next="always"/>
      <style:text-properties fo:color="#666666" style:font-name="Trebuchet MS" fo:font-size="13pt" fo:font-style="italic" style:font-name-asian="Trebuchet MS1" style:font-size-asian="13pt" style:font-style-asian="italic" style:font-name-complex="Trebuchet MS1" style:font-size-complex="13pt"/>
    </style:style>
    <style:style style:name="ListLabel_20_1" style:display-name="ListLabel 1" style:family="text">
      <style:text-properties style:font-name="Cabin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bin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bin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bin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abin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date>2017-02-12T08:12:11</dc:date>
    <dc:creator>Gabriela Rodriguez Beron</dc:creator>
    <meta:editing-duration>PT1H10M58S</meta:editing-duration>
    <meta:editing-cycles>2</meta:editing-cycles>
    <meta:document-statistic meta:table-count="0" meta:image-count="0" meta:object-count="0" meta:page-count="4" meta:paragraph-count="85" meta:word-count="1078" meta:character-count="8001"/>
  </office:meta>
</office:document-meta>
</file>